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Courier New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88883978845480973" text:style-name="L1">
        <text:list-item>
          <text:p text:style-name="P1">Colocar mapa de google en una página al entrar en una ruta, restaurante o localización.</text:p>
        </text:list-item>
        <text:list-item>
          <text:p text:style-name="P1">Corrección tonal de fuente en las políticas de privacidad. Recomendación color #FFFFF. </text:p>
        </text:list-item>
        <text:list-item>
          <text:p text:style-name="P1">Crear página web con las políticas de privacidad y términos de servicio.</text:p>
        </text:list-item>
        <text:list-item>
          <text:p text:style-name="P1">Logo de index.<text:span text:style-name="T2">pueblo</text:span><text:span text:style-name="T1"> </text:span>enlace correctamente a la página principal.</text:p>
        </text:list-item>
        <text:list-item>
          <text:p text:style-name="P1">Reutilizar código en las páginas de index.<text:span text:style-name="T2">pueb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2S</meta:editing-duration>
    <meta:editing-cycles>5</meta:editing-cycles>
    <meta:generator>OpenOffice/4.1.15$Win32 OpenOffice.org_project/4115m2$Build-9813</meta:generator>
    <dc:date>2024-12-16T10:18:02.58</dc:date>
    <dc:creator>Pablo Garcia</dc:creator>
    <meta:document-statistic meta:table-count="0" meta:image-count="0" meta:object-count="0" meta:page-count="1" meta:paragraph-count="5" meta:word-count="60" meta:character-count="364"/>
    <meta:user-defined meta:name="Info 1"/>
    <meta:user-defined meta:name="Info 2"/>
    <meta:user-defined meta:name="Info 3"/>
    <meta:user-defined meta:name="Info 4"/>
  </office:meta>
</office:document-meta>
</file>